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4" style:family="paragraph" style:parent-style-name="Urban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1" fo:font-size="11pt" fo:letter-spacing="-0.005cm" style:font-size-asian="11pt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text-align="end" style:justify-single-word="false" fo:break-before="page"/>
    </style:style>
    <style:style style:name="P8" style:family="paragraph" style:parent-style-name="Standard"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paragraph-rsid="000f3def" style:font-size-asian="11pt" style:font-size-complex="11pt"/>
    </style:style>
    <style:style style:name="P10" style:family="paragraph" style:parent-style-name="Standard">
      <style:text-properties style:font-name="Arial1" fo:font-size="11pt" officeooo:paragraph-rsid="000f3def" style:font-size-asian="11pt" style:font-size-complex="11pt"/>
    </style:style>
    <style:style style:name="P11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1" fo:font-size="11pt" fo:font-weight="bold" officeooo:paragraph-rsid="000f3def" style:font-size-asian="11pt" style:font-weight-asian="bold" style:font-size-complex="11pt" style:font-weight-complex="bold"/>
    </style:style>
    <style:style style:name="P13" style:family="paragraph" style:parent-style-name="UrbanTitle">
      <style:text-properties fo:font-weight="bold" style:font-weight-asian="bold" style:font-weight-complex="bold"/>
    </style:style>
    <style:style style:name="P14" style:family="paragraph" style:parent-style-name="UrbanTitle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15" style:family="paragraph" style:parent-style-name="UrbanTitle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UrbanTitle">
      <style:text-properties style:text-underline-style="none" fo:font-weight="bold" officeooo:paragraph-rsid="000f3def" style:font-weight-asian="bold" style:font-weight-complex="bold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0f3def" style:font-size-asian="10pt" style:font-size-complex="10pt"/>
    </style:style>
    <style:style style:name="P18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3def" style:font-size-asian="11pt" style:font-style-asian="normal" style:font-weight-asian="bold" style:font-name-complex="Arial1" style:font-size-complex="11pt" style:font-style-complex="normal" style:font-weight-complex="bold"/>
    </style:style>
    <style:style style:name="P19" style:family="paragraph" style:parent-style-name="Heading_20_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20"><text:span text:style-name="T9">do text</text:span></text:p><text:p text:style-name="P20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2">S.P.W. - D.G.O.4 – Liège 1</text:p>
            <text:p text:style-name="P10">À l'attention du fonctionnaire délégué</text:p>
            <text:p text:style-name="P10">Rue Montagne Sainte Walburge, 2</text:p>
            <text:p text:style-name="P10">4000 Liège</text:p>
            <text:h text:style-name="P18" text:outline-level="2">RECOMMANDE</text:h>
          </table:table-cell>
        </table:table-row>
      </table:table>
      <text:p text:style-name="P16"/>
      <text:p text:style-name="P16"/>
      <text:p text:style-name="P16">Déclaration environnementale</text:p>
      <text:p text:style-name="P14"/>
      <text:p text:style-name="P2"><text:span text:style-name="T3"/></text:p>
      <text:p text:style-name="P2"/>
      <text:p text:style-name="P2">Monsieur le Fonctionnaire délégué,</text:p>
      <text:p text:style-name="P2"/>
      <text:p text:style-name="P2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<text:span text:style-name="T4">.</text:span></text:p>
      <text:p text:style-name="P2">Une copie a également été envoyée au déclarant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20"><text:span text:style-name="T7">do text</text:span></text:p><text:p text:style-name="P20"><text:span text:style-name="T8">from document(at=signatures, format='odt')</text:span></text:p></office:annotation></text:span><text:span text:style-name="T1">Import depuis signatures.odt</text:span></text:p>
      <text:p text:style-name="P4"/>
      <text:p text:style-name="P7"><draw:frame draw:style-name="fr2" draw:name="Cadre4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20"><text:span text:style-name="T9">do text</text:span></text:p><text:p text:style-name="P20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1">S.P.W. - D.G.O.3</text:p><text:p text:style-name="P8">À l'attention du Fonctionnaire Technique</text:p><text:p text:style-name="P8"/><text:p text:style-name="P8">Rue Montagne Sainte Walburge, 2</text:p><text:p text:style-name="P8">4000 Liège</text:p><text:h text:style-name="P19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3">Déclaration environnementale</text:p>
      <text:p text:style-name="P15"/>
      <text:p text:style-name="P3"><text:span text:style-name="T3"><office:annotation><dc:creator>Gauthier Bastien</dc:creator><dc:date>2011-01-13T14:56:41</dc:date><text:p text:style-name="P20"><text:span text:style-name="T9">do text</text:span></text:p><text:p text:style-name="P20"><text:span text:style-name="T9">from document(at=reference, format='odt')</text:span></text:p></office:annotation></text:span><text:span text:style-name="T3">Import depuis reference.odt</text:span></text:p>
      <text:p text:style-name="P5"/>
      <text:p text:style-name="P3">Madame le Fonctionnaire technique,</text:p>
      <text:p text:style-name="P3"/>
      <text:p text:style-name="P3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.</text:p>
      <text:p text:style-name="P3">Une copie a également été envoyée au déclarant et au Fonctionnaire délégué.</text:p>
      <text:p text:style-name="P3"/>
      <text:p text:style-name="P3">En vous souhaitant une bonne réception du document, veuillez agréer, Madame le Fonctionnaire technique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20"><text:span text:style-name="T7">do text</text:span></text:p><text:p text:style-name="P20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24.034737715</dc:date>
    <meta:editing-duration>PT12H54M5S</meta:editing-duration>
    <meta:editing-cycles>78</meta:editing-cycles>
    <meta:generator>LibreOffice/6.4.6.2$Linux_X86_64 LibreOffice_project/40$Build-2</meta:generator>
    <meta:document-statistic meta:table-count="1" meta:image-count="0" meta:object-count="0" meta:page-count="2" meta:paragraph-count="28" meta:word-count="175" meta:character-count="1375" meta:non-whitespace-character-count="1240"/>
  </office:meta>
</office:document-meta>
</file>